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Consolas" svg:font-family="Consolas, 'Courier New', monospace"/>
    <style:font-face style:name="Arial2" svg:font-family="Arial" style:font-family-generic="swiss"/>
    <style:font-face style:name="Arial1" svg:font-family="Arial" style:font-family-generic="roman" style:font-pitch="variable"/>
    <style:font-face style:name="Consolas2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6aa6" officeooo:paragraph-rsid="00016aa6"/>
    </style:style>
    <style:style style:name="P2" style:family="paragraph" style:parent-style-name="Standard">
      <style:text-properties fo:font-weight="bold" officeooo:paragraph-rsid="00016aa6" style:font-weight-asian="bold" style:font-weight-complex="bold"/>
    </style:style>
    <style:style style:name="P3" style:family="paragraph" style:parent-style-name="Standard">
      <style:text-properties fo:font-weight="bold" officeooo:rsid="000407fb" officeooo:paragraph-rsid="000407fb" style:font-weight-asian="bold" style:font-weight-complex="bold"/>
    </style:style>
    <style:style style:name="P4" style:family="paragraph" style:parent-style-name="Standard">
      <style:text-properties fo:font-weight="bold" officeooo:rsid="00016aa6" officeooo:paragraph-rsid="00016aa6" style:font-weight-asian="bold" style:font-weight-complex="bold"/>
    </style:style>
    <style:style style:name="P5" style:family="paragraph" style:parent-style-name="Standard">
      <style:text-properties fo:font-size="14pt" fo:font-weight="bold" officeooo:rsid="00016aa6" officeooo:paragraph-rsid="00016aa6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0407fb" officeooo:paragraph-rsid="000407fb" style:font-weight-asian="normal" style:font-weight-complex="normal"/>
    </style:style>
    <style:style style:name="P7" style:family="paragraph" style:parent-style-name="Standard">
      <style:text-properties fo:font-weight="normal" officeooo:rsid="0006cadd" officeooo:paragraph-rsid="000a9569" style:font-weight-asian="normal" style:font-weight-complex="normal"/>
    </style:style>
    <style:style style:name="P8" style:family="paragraph" style:parent-style-name="Standard" style:list-style-name="L1">
      <style:text-properties officeooo:paragraph-rsid="000c4078"/>
    </style:style>
    <style:style style:name="P9" style:family="paragraph" style:parent-style-name="Standard" style:list-style-name="L1">
      <style:text-properties officeooo:paragraph-rsid="001530d2"/>
    </style:style>
    <style:style style:name="P10" style:family="paragraph" style:parent-style-name="Standard" style:list-style-name="L2">
      <style:text-properties officeooo:paragraph-rsid="000407fb"/>
    </style:style>
    <style:style style:name="P11" style:family="paragraph" style:parent-style-name="Standard" style:list-style-name="L2">
      <style:text-properties officeooo:paragraph-rsid="0017cb81"/>
    </style:style>
    <style:style style:name="P12" style:family="paragraph" style:parent-style-name="Standard" style:list-style-name="L2">
      <style:text-properties officeooo:paragraph-rsid="0017fec8"/>
    </style:style>
    <style:style style:name="P13" style:family="paragraph" style:parent-style-name="Standard">
      <style:text-properties fo:font-weight="normal" officeooo:rsid="0006cadd" officeooo:paragraph-rsid="000a9569" style:font-weight-asian="normal" style:font-weight-complex="normal"/>
    </style:style>
    <style:style style:name="P14" style:family="paragraph" style:parent-style-name="Standard">
      <style:text-properties fo:font-weight="normal" officeooo:rsid="0006cadd" officeooo:paragraph-rsid="000407fb" style:font-weight-asian="normal" style:font-weight-complex="normal"/>
    </style:style>
    <style:style style:name="P15" style:family="paragraph" style:parent-style-name="Standard">
      <style:text-properties fo:font-weight="normal" officeooo:rsid="0019c8fc" officeooo:paragraph-rsid="0019c8fc" style:font-weight-asian="normal" style:font-weight-complex="normal"/>
    </style:style>
    <style:style style:name="P16" style:family="paragraph" style:parent-style-name="Standard">
      <style:text-properties fo:font-size="14pt" fo:font-weight="bold" officeooo:rsid="0014a42d" officeooo:paragraph-rsid="0014a42d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4e83e" officeooo:paragraph-rsid="0014e83e"/>
    </style:style>
    <style:style style:name="P18" style:family="paragraph" style:parent-style-name="Standard" style:list-style-name="L1">
      <style:text-properties officeooo:rsid="0014e83e" officeooo:paragraph-rsid="0014e83e"/>
    </style:style>
    <style:style style:name="P19" style:family="paragraph" style:parent-style-name="Standard" style:list-style-name="L1">
      <style:text-properties officeooo:rsid="00172acf" officeooo:paragraph-rsid="00172acf"/>
    </style:style>
    <style:style style:name="P20" style:family="paragraph" style:parent-style-name="Standard">
      <style:text-properties officeooo:paragraph-rsid="0005f495"/>
    </style:style>
    <style:style style:name="P21" style:family="paragraph" style:parent-style-name="Standard">
      <style:text-properties officeooo:paragraph-rsid="000677f5"/>
    </style:style>
    <style:style style:name="P22" style:family="paragraph" style:parent-style-name="Standard">
      <style:text-properties officeooo:paragraph-rsid="001877fc"/>
    </style:style>
    <style:style style:name="P23" style:family="paragraph" style:parent-style-name="Standard">
      <style:text-properties officeooo:paragraph-rsid="0019c8fc"/>
    </style:style>
    <style:style style:name="P24" style:family="paragraph" style:parent-style-name="Standard">
      <style:text-properties officeooo:rsid="0019c8fc" officeooo:paragraph-rsid="0019c8fc"/>
    </style:style>
    <style:style style:name="P25" style:family="paragraph" style:parent-style-name="Standard">
      <style:text-properties officeooo:rsid="001a698d" officeooo:paragraph-rsid="001a69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c8fc" style:font-weight-asian="bold" style:font-weight-complex="bold"/>
    </style:style>
    <style:style style:name="T3" style:family="text">
      <style:text-properties fo:font-weight="bold" officeooo:rsid="0006cad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07fb" style:font-weight-asian="normal" style:font-weight-complex="normal"/>
    </style:style>
    <style:style style:name="T6" style:family="text">
      <style:text-properties fo:font-weight="normal" officeooo:rsid="0005f495" style:font-weight-asian="normal" style:font-weight-complex="normal"/>
    </style:style>
    <style:style style:name="T7" style:family="text">
      <style:text-properties fo:font-weight="normal" officeooo:rsid="000677f5" style:font-weight-asian="normal" style:font-weight-complex="normal"/>
    </style:style>
    <style:style style:name="T8" style:family="text">
      <style:text-properties fo:font-weight="normal" officeooo:rsid="00102c81" style:font-weight-asian="normal" style:font-weight-complex="normal"/>
    </style:style>
    <style:style style:name="T9" style:family="text">
      <style:text-properties fo:font-weight="normal" officeooo:rsid="0017cb81" style:font-weight-asian="normal" style:font-weight-complex="normal"/>
    </style:style>
    <style:style style:name="T10" style:family="text">
      <style:text-properties fo:font-weight="normal" officeooo:rsid="0017fec8" style:font-weight-asian="normal" style:font-weight-complex="normal"/>
    </style:style>
    <style:style style:name="T11" style:family="text">
      <style:text-properties fo:font-weight="normal" officeooo:rsid="0006cadd" style:font-weight-asian="normal" style:font-weight-complex="normal"/>
    </style:style>
    <style:style style:name="T12" style:family="text">
      <style:text-properties fo:font-weight="normal" officeooo:rsid="0019c8fc" style:font-weight-asian="normal" style:font-weight-complex="normal"/>
    </style:style>
    <style:style style:name="T13" style:family="text">
      <style:text-properties fo:font-weight="normal" officeooo:rsid="001a698d" style:font-weight-asian="normal" style:font-weight-complex="normal"/>
    </style:style>
    <style:style style:name="T14" style:family="text">
      <style:text-properties officeooo:rsid="001530d2"/>
    </style:style>
    <style:style style:name="T15" style:family="text">
      <style:text-properties officeooo:rsid="000c4078"/>
    </style:style>
    <style:style style:name="T16" style:family="text">
      <style:text-properties officeooo:rsid="00016aa6"/>
    </style:style>
    <style:style style:name="T17" style:family="text">
      <style:text-properties officeooo:rsid="0017cb81"/>
    </style:style>
    <style:style style:name="T18" style:family="text">
      <style:text-properties officeooo:rsid="001877fc"/>
    </style:style>
    <style:style style:name="T19" style:family="text">
      <style:text-properties officeooo:rsid="001c6dce"/>
    </style:style>
    <style:style style:name="T20" style:family="text">
      <style:text-properties officeooo:rsid="001de3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Object Generation</text:p>
      <text:p text:style-name="P5"/>
      <text:p text:style-name="P17">Mechanism to generate objects based on rules and randomness.</text:p>
      <text:p text:style-name="P1"/>
      <text:p text:style-name="P4">Requirements: </text:p>
      <text:p text:style-name="P2"/>
      <text:list xml:id="list2151058529" text:style-name="L1">
        <text:list-item>
          <text:p text:style-name="P18">Ability to define <text:span text:style-name="T14">a </text:span>rule for object generation.</text:p>
        </text:list-item>
        <text:list-item>
          <text:p text:style-name="P18">Support for simple data types boolean, int, long, String <text:span text:style-name="T14">as well as </text:span>HashMap<text:span text:style-name="T14">&lt;String, Serializable&gt;</text:span>(<text:span text:style-name="T14">a </text:span>Generic object) <text:span text:style-name="T14">and other Serializable objects.</text:span></text:p>
        </text:list-item>
        <text:list-item>
          <text:p text:style-name="P18">Rule should allow choosing a value from a range for <text:span text:style-name="T14">data types like integer, long, String randomly.</text:span></text:p>
        </text:list-item>
        <text:list-item>
          <text:p text:style-name="P8"><text:span text:style-name="T14">Rule should allow choosing value for a list of possible values randomly</text:span><text:span text:style-name="T15">.</text:span></text:p>
        </text:list-item>
        <text:list-item>
          <text:p text:style-name="P9"><text:span text:style-name="T14">Rule should be serializable itself for persistence and marshaling and unmarshaling</text:span><text:span text:style-name="T16">.</text:span></text:p>
        </text:list-item>
        <text:list-item>
          <text:p text:style-name="P19">Rule should allow nested rules for generating fields of the object.</text:p>
        </text:list-item>
        <text:list-item>
          <text:p text:style-name="P19">Ability to configure probability <text:span text:style-name="T17">(</text:span>0, 1<text:span text:style-name="T17">]</text:span> for a rule (and nested rules).</text:p>
        </text:list-item>
        <text:list-item>
          <text:p text:style-name="P19">Ability to generate the next object from the rule on demand.</text:p>
        </text:list-item>
        <text:list-item>
          <text:p text:style-name="P19">Uniform distribution of the generated objects across possible values.</text:p>
        </text:list-item>
      </text:list>
      <text:p text:style-name="P1"/>
      <text:p text:style-name="P1"/>
      <text:p text:style-name="P3">Concepts:</text:p>
      <text:p text:style-name="P3"/>
      <text:p text:style-name="P20"><text:span text:style-name="T5">“</text:span><text:span text:style-name="T9">ObjectGenerationRuleType</text:span><text:span text:style-name="T5">”: </text:span><text:span text:style-name="T6">enum </text:span><text:span text:style-name="T5">–</text:span><text:span text:style-name="T6"> </text:span><text:span text:style-name="T9">data type or rule type </text:span><text:span text:style-name="T5">; </text:span><text:span text:style-name="T6">possible values</text:span><text:span text:style-name="T5"> (BINARY_DATA_RANGE, STRING_RANGE, INTEGER_RANGE, LONG_RANGE, BOOLEAN, UUID, OBJECT_RULE, MUTEX_OBJECT_RULE_VALUE, VALUES)</text:span></text:p>
      <text:p text:style-name="P20"><text:span text:style-name="T5"/></text:p>
      <text:p text:style-name="P21"><text:span text:style-name="T5">“</text:span><text:span text:style-name="T9">Range</text:span><text:span text:style-name="T5">”:</text:span><text:span text:style-name="T7"> </text:span><text:span text:style-name="T9">object</text:span><text:span text:style-name="T7"> </text:span><text:span text:style-name="T5">– </text:span><text:span text:style-name="T9">specifies the range in long with min and max values.</text:span></text:p>
      <text:p text:style-name="P6"/>
      <text:p text:style-name="P21"><text:span text:style-name="T5">“ObjectGenerationRule”: </text:span><text:span text:style-name="T7">Object </text:span><text:span text:style-name="T5">– </text:span><text:span text:style-name="T9">the object generation rule</text:span></text:p>
      <text:list xml:id="list3531152275" text:style-name="L2">
        <text:list-item>
          <text:p text:style-name="P10"><text:span text:style-name="T5">“fieldName”: String – name of the </text:span><text:span text:style-name="T9">field being generated</text:span><text:span text:style-name="T5">. This will be used to map t</text:span><text:span text:style-name="T9">he nested object generation rule as a field to its parent rule</text:span><text:span text:style-name="T5">.</text:span></text:p>
        </text:list-item>
        <text:list-item>
          <text:p text:style-name="P11"><text:span text:style-name="T5">“</text:span><text:span text:style-name="T9">ruleType</text:span><text:span text:style-name="T5">”: </text:span><text:span text:style-name="T9">ObjectGenerationRuleType</text:span><text:span text:style-name="T5"> – the </text:span><text:span text:style-name="T9">rule type.</text:span></text:p>
        </text:list-item>
        <text:list-item>
          <text:p text:style-name="P10"><text:span text:style-name="T5">“</text:span><text:span text:style-name="T9">range</text:span><text:span text:style-name="T5">”: </text:span><text:span text:style-name="T9">Range – the range of possible values for the object.</text:span></text:p>
        </text:list-item>
        <text:list-item>
          <text:p text:style-name="P11"><text:span text:style-name="T5">“</text:span><text:span text:style-name="T9">values</text:span><text:span text:style-name="T5">”: </text:span><text:span text:style-name="T9">ArrayList&lt;Serializable&gt; – the list of possible values for the object.</text:span></text:p>
        </text:list-item>
        <text:list-item>
          <text:p text:style-name="P10"><text:span text:style-name="T5">“</text:span><text:span text:style-name="T8">probability</text:span><text:span text:style-name="T5">”: float – the probability </text:span><text:span text:style-name="T9">(0, 1]</text:span><text:span text:style-name="T5"> that this </text:span><text:span text:style-name="T9">object generation rule should be used by the parent object rule for evaluating object value</text:span><text:span text:style-name="T5">. </text:span></text:p>
        </text:list-item>
        <text:list-item>
          <text:p text:style-name="P12"><text:span text:style-name="T5">“</text:span><text:span text:style-name="T9">objectRules</text:span><text:span text:style-name="T5">”: ArrayList&lt;ObjectGenerationRule&gt; – the </text:span><text:span text:style-name="T9">list of rules to generate objects fields or value via nested rules using ruleType </text:span><text:span text:style-name="T5">OBJECT_RULE. </text:span><text:span text:style-name="T9">This can also be used for define </text:span><text:span text:style-name="T10">a</text:span><text:span text:style-name="T9"> probability distribution map of value groups to choose from using ruleType </text:span><text:span text:style-name="T5">MUTEX_OBJECT_RULE_VALUE</text:span><text:span text:style-name="T9">.</text:span></text:p>
        </text:list-item>
      </text:list>
      <text:p text:style-name="P14"/>
      <text:p text:style-name="P7"><text:span text:style-name="T1">Example:</text:span> </text:p>
      <text:p text:style-name="P22">refer “karta\framework\src\test\resources\SampleObjectGenerationRule.yaml” and test <text:span text:style-name="T18">class <text:s/></text:span>“karta\framework\src\test\java\randomization\TestObjectGenerationRule.java” in source.</text:p>
      <text:p text:style-name="P22"/>
      <text:p text:style-name="P7"/>
      <text:p text:style-name="P15"/>
      <text:p text:style-name="P15"/>
      <text:p text:style-name="P15"/>
      <text:p text:style-name="P23"><text:soft-page-break/><text:span text:style-name="T2">Object Generation Test Data Source</text:span><text:span text:style-name="T3">:</text:span><text:span text:style-name="T11"> </text:span></text:p>
      <text:p text:style-name="P24"><text:span text:style-name="T11">T</text:span><text:span text:style-name="T4">he out of box plugin “KartaObjectGenTestDataSource” </text:span><text:span text:style-name="T13">enables to generate test data based on rules.</text:span></text:p>
      <text:p text:style-name="P25"><text:span text:style-name="T13">R</text:span><text:span text:style-name="T4">efer to the “objectRulesMap” property for group “</text:span><text:span text:style-name="T12">KartaObjectGenTestDataSource</text:span><text:span text:style-name="T4">” in source file “karta\packager\src\main\resources\samples\KartaRuntimeProperties.json”. This property can be defined to test data object names to object generation rule definition. Also refer to sample step definition method <text:s/>“org.mvss.karta.samples.stepdefinitions.StepDefinitionsCollection1.the_calculator_is_powered_on”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Consolas" svg:font-family="Consolas, 'Courier New', monospace"/>
    <style:font-face style:name="Arial2" svg:font-family="Arial" style:font-family-generic="swiss"/>
    <style:font-face style:name="Arial1" svg:font-family="Arial" style:font-family-generic="roman" style:font-pitch="variable"/>
    <style:font-face style:name="Consolas2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25in" fo:margin-right="0in" fo:text-indent="0in" style:auto-text-indent="false"/>
    </style:style>
    <style:style style:name="H1" style:family="paragraph" style:parent-style-name="Standard" style:default-outline-level="2" style:list-style-name="">
      <style:paragraph-properties fo:margin-top="0.0693in" fo:margin-bottom="0.0693in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0693in" fo:margin-bottom="0.0693in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0693in" fo:margin-bottom="0.0693in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0693in" fo:margin-bottom="0.0693in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0693in" fo:margin-bottom="0.0693in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0693in" fo:margin-bottom="0.0693in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25in" fo:margin-right="0.25in" fo:margin-top="0.0693in" fo:margin-bottom="0.0693in" loext:contextual-spacing="false" fo:text-indent="0in" style:auto-text-indent="false"/>
    </style:style>
    <style:style style:name="Preformatted" style:family="paragraph" style:parent-style-name="Standard" style:default-outline-level="">
      <style:paragraph-properties fo:margin-top="0in" fo:margin-bottom="0in" loext:contextual-spacing="fals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35in 0.0035in 0.0035in" fo:padding="0in" fo:border-left="none" fo:border-right="none" fo:border-top="0.74pt double #000000" fo:border-bottom="none"/>
      <style:text-properties style:font-name="Arial1" fo:font-family="Arial" style:font-family-generic="roman" style:font-pitch="variable" fo:font-size="8pt" style:font-name-asian="Arial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35in 0.0035in 0.0035in" fo:padding="0in" fo:border-left="none" fo:border-right="none" fo:border-top="none" fo:border-bottom="0.74pt double #000000"/>
      <style:text-properties style:font-name="Arial1" fo:font-family="Arial" style:font-family-generic="roman" style:font-pitch="variable" fo:font-size="8pt" style:font-name-asian="Arial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19:46:39.438000000</meta:creation-date>
    <dc:date>2020-10-10T12:05:03.433000000</dc:date>
    <meta:editing-duration>PT55M55S</meta:editing-duration>
    <meta:editing-cycles>21</meta:editing-cycles>
    <meta:generator>LibreOffice/6.4.6.2$Windows_X86_64 LibreOffice_project/0ce51a4fd21bff07a5c061082cc82c5ed232f115</meta:generator>
    <meta:document-statistic meta:table-count="0" meta:image-count="0" meta:object-count="0" meta:page-count="2" meta:paragraph-count="27" meta:word-count="351" meta:character-count="2647" meta:non-whitespace-character-count="2323"/>
    <meta:user-defined meta:name="DocumentEncoding">utf-8</meta:user-defined>
    <meta:user-defined meta:name="HTML" meta:value-type="boolean">true</meta:user-defined>
  </office:meta>
</office:document-meta>
</file>